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solid" draw:fill-color="#e8eef7" draw:shadow="hidden"/>
      <style:paragraph-properties style:writing-mode="lr-tb"/>
    </style:style>
    <style:style style:name="gr4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vertical-align="bottom" fo:min-height="12.926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 style:list-style-name="L1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 style:list-style-name="L1">
      <style:graphic-properties draw:stroke="none" draw:fill="none" draw:textarea-vertical-align="middle" fo:min-height="1.905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fo:min-height="0.87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953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textarea-vertical-align="middle" fo:min-height="0.715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806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fo:min-height="0.396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fo:min-height="0.836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0.945cm"/>
      <style:paragraph-properties style:writing-mode="lr-tb"/>
    </style:style>
    <style:style style:name="gr19" style:family="graphic" style:parent-style-name="standard">
      <style:graphic-properties draw:stroke="none" draw:fill="none" fo:min-height="0.599cm"/>
      <style:paragraph-properties style:writing-mode="lr-tb"/>
    </style:style>
    <style:style style:name="gr20" style:family="graphic" style:parent-style-name="standard">
      <style:graphic-properties draw:stroke="none" draw:fill="none" fo:min-height="0.4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 style:list-style-name="L1">
      <style:graphic-properties draw:stroke="none" draw:fill="none" draw:textarea-vertical-align="middle" fo:min-height="0.5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fo:min-height="0.551cm"/>
      <style:paragraph-properties style:writing-mode="lr-tb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draw:fill="none" fo:min-height="0.637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13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0.635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fo:min-height="0.399cm"/>
      <style:paragraph-properties style:writing-mode="lr-tb"/>
    </style:style>
    <style:style style:name="gr30" style:family="graphic" style:parent-style-name="standard">
      <style:graphic-properties draw:stroke="none" draw:fill="none" fo:min-height="0.598cm"/>
      <style:paragraph-properties style:writing-mode="lr-tb"/>
    </style:style>
    <style:style style:name="gr31" style:family="graphic" style:parent-style-name="standard">
      <style:graphic-properties draw:stroke="none" draw:fill="none" fo:min-height="0.201cm"/>
      <style:paragraph-properties style:writing-mode="lr-tb"/>
    </style:style>
    <style:style style:name="gr32" style:family="graphic" style:parent-style-name="standard">
      <style:graphic-properties draw:stroke="none" draw:fill="none" fo:min-height="0.815cm"/>
      <style:paragraph-properties style:writing-mode="lr-tb"/>
    </style:style>
    <style:style style:name="gr33" style:family="graphic" style:parent-style-name="standard">
      <style:graphic-properties draw:stroke="none" draw:fill="none" fo:min-height="0.798cm"/>
      <style:paragraph-properties style:writing-mode="lr-tb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e8eef7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5" style:family="paragraph">
      <style:paragraph-properties fo:text-align="center"/>
      <style:text-properties style:text-underline-style="none"/>
    </style:style>
    <style:style style:name="P16" style:family="paragraph">
      <loext:graphic-properties draw:fill="none"/>
      <style:paragraph-properties fo:text-align="center" style:writing-mode="lr-tb"/>
      <style:text-properties style:text-underline-style="none"/>
    </style:style>
    <style:style style:name="P17" style:family="paragraph">
      <style:text-properties style:text-underline-style="none"/>
    </style:style>
    <style:style style:name="P18" style:family="paragraph">
      <loext:graphic-properties draw:fill="none"/>
      <style:text-properties style:text-underline-style="none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3" style:family="text">
      <style:text-properties fo:color="#000000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4" style:family="text">
      <style:text-properties fo:color="#000000" style:font-name="Arial1" fo:font-size="5pt" style:text-underline-style="solid" style:text-underline-width="auto" style:text-underline-color="font-color" fo:background-color="#ffffff" style:font-name-asian="Arial1" style:font-size-asian="5pt" style:font-name-complex="Arial1" style:font-size-complex="5pt"/>
    </style:style>
    <style:style style:name="T5" style:family="text">
      <style:text-properties fo:color="#000000" style:text-line-through-style="solid" style:text-line-through-type="single" style:font-name="Arial1" fo:font-size="5pt" style:text-underline-style="none" fo:background-color="#ffffff" style:font-name-asian="Arial1" style:font-size-asian="5pt" style:font-name-complex="Arial1" style:font-size-complex="5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none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1" fo:font-size="5pt" fo:background-color="#ffffff" style:font-name-asian="Arial1" style:font-size-asian="5pt" style:font-name-complex="Arial1" style:font-size-complex="5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1" fo:font-size="5pt" fo:font-style="normal" fo:text-shadow="none" style:text-underline-style="solid" style:text-underline-width="auto" style:text-underline-color="font-color" fo:font-weight="normal" style:letter-kerning="true" fo:background-color="#ffffff" style:font-name-asian="Arial1" style:font-size-asian="5pt" style:font-style-asian="normal" style:font-weight-asian="normal" style:font-name-complex="Arial1" style:font-size-complex="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11" style:family="text">
      <style:text-properties fo:color="#000000" style:font-name="Arial1" fo:font-size="7pt" style:text-underline-style="none" fo:background-color="#ffffff" style:font-name-asian="Arial1" style:font-size-asian="7pt" style:font-name-complex="Arial1" style:font-size-complex="7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1" fo:font-size="7pt" fo:font-style="normal" fo:text-shadow="none" style:text-underline-style="none" fo:font-weight="normal" style:letter-kerning="true" fo:background-color="#ffffff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style:font-name="Arial1" fo:font-size="5pt" fo:font-style="italic" fo:background-color="#ffffff" style:font-name-asian="Arial1" style:font-size-asian="5pt" style:font-style-asian="italic" style:font-name-complex="Arial1" style:font-size-complex="5pt" style:font-style-complex="italic"/>
    </style:style>
    <style:style style:name="T15" style:family="text">
      <style:text-properties fo:color="#000000" style:font-name="Arial1" fo:font-size="9pt" style:font-name-asian="Arial1" style:font-size-asian="9pt" style:font-name-complex="Arial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.098cm" svg:height="0.815cm" svg:x="7.101cm" svg:y="23.825cm" svg:viewBox="0 0 3099 816" draw:points="0,816 3099,816 3099,0 0,0">
              <text:p/>
            </draw:polygon>
            <draw:polygon draw:style-name="gr2" draw:text-style-name="P2" draw:layer="layout" svg:width="3.098cm" svg:height="0.815cm" svg:x="7.101cm" svg:y="23.825cm" svg:viewBox="0 0 3099 816" draw:points="0,816 3099,816 3099,0 0,0">
              <text:p/>
            </draw:polygon>
          </draw:g>
        </draw:g>
        <draw:g>
          <draw:g>
            <draw:polygon draw:style-name="gr3" draw:text-style-name="P4" draw:layer="layout" svg:width="2.999cm" svg:height="0.815cm" svg:x="4.1cm" svg:y="22.7cm" svg:viewBox="0 0 3000 816" draw:points="0,816 3000,816 3000,0 0,0">
              <text:p text:style-name="P3"><text:span text:style-name="T1">C</text:span><text:span text:style-name="T1">R</text:span><text:span text:style-name="T1">C</text:span></text:p>
            </draw:polygon>
            <draw:polygon draw:style-name="gr2" draw:text-style-name="P2" draw:layer="layout" svg:width="2.999cm" svg:height="0.815cm" svg:x="4.1cm" svg:y="22.7cm" svg:viewBox="0 0 3000 816" draw:points="0,816 3000,816 3000,0 0,0">
              <text:p/>
            </draw:polygon>
          </draw:g>
        </draw:g>
        <draw:g>
          <draw:g>
            <draw:polygon draw:style-name="gr1" draw:text-style-name="P1" draw:layer="layout" svg:width="8.199cm" svg:height="0.815cm" svg:x="7.1cm" svg:y="22.725cm" svg:viewBox="0 0 8200 816" draw:points="0,816 8200,816 8200,0 0,0">
              <text:p/>
            </draw:polygon>
            <draw:polygon draw:style-name="gr2" draw:text-style-name="P2" draw:layer="layout" svg:width="8.199cm" svg:height="0.815cm" svg:x="7.1cm" svg:y="22.725cm" svg:viewBox="0 0 8200 816" draw:points="0,816 8200,816 8200,0 0,0">
              <text:p/>
            </draw:polygon>
          </draw:g>
        </draw:g>
        <draw:g>
          <draw:polygon draw:style-name="gr4" draw:text-style-name="P2" draw:layer="layout" svg:width="9.906cm" svg:height="13.208cm" svg:x="0.493cm" svg:y="0.5cm" svg:viewBox="0 0 9907 13209" draw:points="0,13209 9907,13209 9907,0 0,0">
            <text:p/>
          </draw:polygon>
          <draw:frame draw:style-name="gr5" draw:text-style-name="P5" draw:layer="layout" svg:width="9.906cm" svg:height="13.208cm" svg:x="0.493cm" svg:y="0.5cm">
            <draw:text-box>
              <text:p text:style-name="P3"><text:span text:style-name="T2">Инициирующая </text:span><text:span text:style-name="T2">система </text:span><text:span text:style-name="T2">(соединение)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7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7cm" svg:y="3.813cm">
            <draw:text-box>
              <text:p text:style-name="P3"><text:span text:style-name="T2">2</text:span></text:p>
            </draw:text-box>
          </draw:frame>
        </draw:g>
        <draw:g>
          <draw:line draw:style-name="gr7" draw:text-style-name="P2" draw:layer="layout" svg:x1="5.489cm" svg:y1="1.807cm" svg:x2="5.489cm" svg:y2="3.839cm">
            <text:p/>
          </draw:line>
        </draw:g>
        <draw:g>
          <draw:line draw:style-name="gr7" draw:text-style-name="P2" draw:layer="layout" svg:x1="5.1cm" svg:y1="4.161cm" svg:x2="3cm" svg:y2="4.161cm">
            <text:p/>
          </draw:line>
        </draw:g>
        <draw:g>
          <draw:polyline draw:style-name="gr7" draw:text-style-name="P2" draw:layer="layout" svg:width="2.032cm" svg:height="0.762cm" svg:x="5.461cm" svg:y="3.81cm" svg:viewBox="0 0 2033 763" draw:points="0,0 2033,0 2033,763 0,763">
            <text:p/>
          </draw:polyline>
        </draw:g>
        <draw:g>
          <draw:g>
            <draw:path draw:style-name="gr1" draw:text-style-name="P1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  <draw:path draw:style-name="gr2" draw:text-style-name="P2" draw:layer="layout" svg:width="0.762cm" svg:height="0.762cm" svg:x="5.08cm" svg:y="6.223cm" svg:viewBox="0 0 763 763" svg:d="M0 381c0-66 18-132 51-190 34-58 82-106 140-140 58-33 124-51 190-51 67 0 133 18 191 51 58 34 106 82 140 140 33 58 51 124 51 190 0 67-18 133-51 191-34 58-82 106-140 140-58 33-124 51-191 51-66 0-132-18-190-51-58-34-106-82-140-140-33-58-51-124-51-191z">
              <text:p/>
            </draw:path>
          </draw:g>
          <draw:frame draw:style-name="gr6" draw:text-style-name="P5" draw:layer="layout" svg:width="0.667cm" svg:height="0.755cm" svg:x="5.127cm" svg:y="6.227cm">
            <draw:text-box>
              <text:p text:style-name="P3"><text:span text:style-name="T2">3</text:span></text:p>
            </draw:text-box>
          </draw:frame>
        </draw:g>
        <draw:g>
          <draw:line draw:style-name="gr7" draw:text-style-name="P2" draw:layer="layout" svg:x1="5.486cm" svg:y1="4.572cm" svg:x2="5.486cm" svg:y2="6.222cm">
            <text:p/>
          </draw:line>
          <draw:frame draw:style-name="gr8" draw:text-style-name="P6" draw:layer="layout" svg:width="2.428cm" svg:height="1.235cm" svg:x="4.272cm" svg:y="4.78cm">
            <draw:text-box>
              <text:p text:style-name="P3"><text:span text:style-name="T3">N_DATAGRAM.IND(2)</text:span></text:p>
              <text:p text:style-name="P3"><text:span text:style-name="T4">T_CONNECT.CONF</text:span></text:p>
              <text:p text:style-name="P3"><text:span text:style-name="T5">CONTIMER</text:span></text:p>
            </draw:text-box>
          </draw:frame>
        </draw:g>
        <draw:g>
          <draw:g>
            <draw:path draw:style-name="gr1" draw:text-style-name="P1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  <draw:path draw:style-name="gr2" draw:text-style-name="P2" draw:layer="layout" svg:width="0.762cm" svg:height="0.742cm" svg:x="5.1cm" svg:y="10.9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</draw:g>
          <draw:frame draw:style-name="gr6" draw:text-style-name="P5" draw:layer="layout" svg:width="0.667cm" svg:height="0.755cm" svg:x="5.147cm" svg:y="10.904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5.467cm" svg:y1="9.117cm" svg:x2="5.467cm" svg:y2="10.894cm">
            <text:p/>
          </draw:line>
          <draw:frame draw:style-name="gr9" draw:text-style-name="P6" draw:layer="layout" svg:width="2.667cm" svg:height="2.187cm" svg:x="4.133cm" svg:y="8.9cm">
            <draw:text-box>
              <text:p text:style-name="P3"><text:span text:style-name="T3">T_</text:span><text:span text:style-name="T3">DI</text:span><text:span text:style-name="T3">S</text:span><text:span text:style-name="T3">C</text:span><text:span text:style-name="T3">O</text:span><text:span text:style-name="T3">N</text:span><text:span text:style-name="T3">N</text:span><text:span text:style-name="T3">E</text:span><text:span text:style-name="T3">CT</text:span><text:span text:style-name="T3">.R</text:span><text:span text:style-name="T3">E</text:span><text:span text:style-name="T3">Q</text:span></text:p>
              <text:p text:style-name="P3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3)</text:span></text:p>
              <text:p text:style-name="P7"><text:span text:style-name="T5">R</text:span><text:span text:style-name="T5">E</text:span><text:span text:style-name="T5">DI</text:span><text:span text:style-name="T5">S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/text:p>
              <text:p text:style-name="P7"><text:span text:style-name="T4">R</text:span><text:span text:style-name="T4">E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/text:p>
              <text:p text:style-name="P3"><text:span text:style-name="T4"/></text:p>
            </draw:text-box>
          </draw:frame>
          <draw:frame draw:style-name="gr10" draw:text-style-name="P8" draw:layer="layout" svg:width="2.36cm" svg:height="1.125cm" svg:x="13.44cm" svg:y="10.1cm">
            <draw:text-box>
              <text:p text:style-name="P3"><text:span text:style-name="T3">T_</text:span><text:span text:style-name="T3">DI</text:span><text:span text:style-name="T3">S</text:span><text:span text:style-name="T3">C</text:span><text:span text:style-name="T3">O</text:span><text:span text:style-name="T3">N</text:span><text:span text:style-name="T3">N</text:span><text:span text:style-name="T3">E</text:span><text:span text:style-name="T3">CT</text:span><text:span text:style-name="T3">.R</text:span><text:span text:style-name="T3">E</text:span><text:span text:style-name="T3">Q</text:span></text:p>
              <text:p text:style-name="P3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3)</text:span></text:p>
              <text:p text:style-name="P7"><text:span text:style-name="T5">R</text:span><text:span text:style-name="T5">E</text:span><text:span text:style-name="T5">DI</text:span><text:span text:style-name="T5">S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/text:p>
              <text:p text:style-name="P7"><text:span text:style-name="T4">R</text:span><text:span text:style-name="T4">E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1.016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1.02cm">
            <draw:text-box>
              <text:p text:style-name="P3"><text:span text:style-name="T2">1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3.8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3.814cm">
            <draw:text-box>
              <text:p text:style-name="P3"><text:span text:style-name="T2">5</text:span></text:p>
            </draw:text-box>
          </draw:frame>
        </draw:g>
        <draw:g>
          <draw:line draw:style-name="gr7" draw:text-style-name="P2" draw:layer="layout" svg:x1="14.721cm" svg:y1="1.8cm" svg:x2="14.721cm" svg:y2="3.831cm">
            <text:p/>
          </draw:line>
          <draw:frame draw:style-name="gr11" draw:text-style-name="P6" draw:layer="layout" svg:width="2.759cm" svg:height="1.235cm" svg:x="13.341cm" svg:y="2.199cm">
            <draw:text-box>
              <text:p text:style-name="P3"><text:span text:style-name="T6">N_D</text:span><text:span text:style-name="T6">ATA</text:span><text:span text:style-name="T6">GR</text:span><text:span text:style-name="T6">AM.</text:span><text:span text:style-name="T3">IND(</text:span><text:span text:style-name="T3">1)</text:span></text:p>
              <text:p text:style-name="P3"><text:span text:style-name="T4">T_C</text:span><text:span text:style-name="T4">ON</text:span><text:span text:style-name="T4">NE</text:span><text:span text:style-name="T4">CT.I</text:span><text:span text:style-name="T4">ND</text:span></text:p>
            </draw:text-box>
          </draw:frame>
        </draw:g>
        <draw:g>
          <draw:g>
            <draw:path draw:style-name="gr1" draw:text-style-name="P1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51cm" svg:y="6.3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398cm" svg:y="6.354cm">
            <draw:text-box>
              <text:p text:style-name="P3"><text:span text:style-name="T2">6</text:span></text:p>
            </draw:text-box>
          </draw:frame>
        </draw:g>
        <draw:g>
          <draw:line draw:style-name="gr7" draw:text-style-name="P2" draw:layer="layout" svg:x1="14.75cm" svg:y1="4.622cm" svg:x2="14.75cm" svg:y2="6.4cm">
            <text:p/>
          </draw:line>
          <draw:frame draw:style-name="gr12" draw:text-style-name="P6" draw:layer="layout" svg:width="2.5cm" svg:height="0.997cm" svg:x="13.5cm" svg:y="5.013cm">
            <draw:text-box>
              <text:p text:style-name="P3"><text:span text:style-name="T7">T_CONNECT.RESP</text:span></text:p>
              <text:p text:style-name="P3"><text:span text:style-name="T4">N_DATAGRAM.REQ(2)</text:span></text:p>
              <text:p text:style-name="P3"><text:span text:style-name="T4"/></text:p>
            </draw:text-box>
          </draw:frame>
        </draw:g>
        <draw:g>
          <draw:polyline draw:style-name="gr7" draw:text-style-name="P2" draw:layer="layout" svg:width="2.159cm" svg:height="0.381cm" svg:x="12.8cm" svg:y="9.518cm" svg:viewBox="0 0 2160 382" draw:points="2160,382 0,382 0,0 1511,0">
            <text:p/>
          </draw:polyline>
        </draw:g>
        <draw:g>
          <draw:polyline draw:style-name="gr7" draw:text-style-name="P2" draw:layer="layout" svg:width="1.394cm" svg:height="0.381cm" svg:x="14.7cm" svg:y="6.757cm" svg:viewBox="0 0 1395 382" draw:points="418,0 1395,0 1395,382 0,382">
            <text:p/>
          </draw:polyline>
          <draw:frame draw:style-name="gr13" draw:text-style-name="P6" draw:layer="layout" svg:width="2.149cm" svg:height="0.997cm" svg:x="15.019cm" svg:y="5.9cm">
            <draw:text-box>
              <text:p text:style-name="P3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.</text:span><text:span text:style-name="T3">IN</text:span><text:span text:style-name="T3">D(</text:span><text:span text:style-name="T3">1)</text:span></text:p>
              <text:p text:style-name="P3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2)</text:span></text:p>
            </draw:text-box>
          </draw:frame>
        </draw:g>
        <draw:line draw:style-name="gr7" draw:text-style-name="P2" draw:layer="layout" svg:x1="14.706cm" svg:y1="9.512cm" svg:x2="14.706cm" svg:y2="11.6cm">
          <text:p/>
        </draw:line>
        <draw:frame draw:style-name="gr14" draw:text-style-name="P6" draw:layer="layout" svg:width="2.811cm" svg:height="1.157cm" svg:x="15.6cm" svg:y="9.965cm">
          <draw:text-box>
            <text:p text:style-name="P3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.</text:span><text:span text:style-name="T3">IN</text:span><text:span text:style-name="T3">D(</text:span><text:span text:style-name="T3">3)</text:span></text:p>
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5)</text:span></text:p>
            <text:p text:style-name="P3"><text:span text:style-name="T4">T_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text:span text:style-name="T4">.IN</text:span><text:span text:style-name="T4">D</text:span></text:p>
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</draw:text-box>
        </draw:frame>
        <draw:line draw:style-name="gr7" draw:text-style-name="P2" draw:layer="layout" svg:x1="17.2cm" svg:y1="9.712cm" svg:x2="17.2cm" svg:y2="11.8cm">
          <text:p/>
        </draw:line>
        <draw:line draw:style-name="gr7" draw:text-style-name="P2" draw:layer="layout" svg:x1="2.6cm" svg:y1="9.312cm" svg:x2="2.6cm" svg:y2="11.4cm">
          <text:p/>
        </draw:line>
        <draw:frame draw:style-name="gr14" draw:text-style-name="P6" draw:layer="layout" svg:width="2.811cm" svg:height="1.157cm" svg:x="1.189cm" svg:y="9.565cm">
          <draw:text-box>
            <text:p text:style-name="P3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.</text:span><text:span text:style-name="T3">IN</text:span><text:span text:style-name="T3">D(</text:span><text:span text:style-name="T3">3)</text:span></text:p>
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5)</text:span></text:p>
            <text:p text:style-name="P3"><text:span text:style-name="T4">T_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text:span text:style-name="T4">.IN</text:span><text:span text:style-name="T4">D</text:span></text:p>
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</draw:text-box>
        </draw:frame>
        <draw:g>
          <draw:polygon draw:style-name="gr4" draw:text-style-name="P2" draw:layer="layout" svg:width="7.62cm" svg:height="13.208cm" svg:x="10.922cm" svg:y="0.508cm" svg:viewBox="0 0 7621 13209" draw:points="0,13209 7621,13209 7621,0 0,0">
            <text:p/>
          </draw:polygon>
        </draw:g>
        <draw:g>
          <draw:polygon draw:style-name="gr4" draw:text-style-name="P2" draw:layer="layout" svg:width="9.906cm" svg:height="8.128cm" svg:x="0.508cm" svg:y="14.224cm" svg:viewBox="0 0 9907 8129" draw:points="0,8129 9907,8129 9907,0 0,0">
            <text:p/>
          </draw:polygon>
          <draw:frame draw:style-name="gr15" draw:text-style-name="P5" draw:layer="layout" svg:width="2.365cm" svg:height="0.646cm" svg:x="4.3cm" svg:y="21.654cm">
            <draw:text-box>
              <text:p><text:span text:style-name="T2">Д</text:span><text:span text:style-name="T2">и</text:span><text:span text:style-name="T2">с</text:span><text:span text:style-name="T2">к</text:span><text:span text:style-name="T2">о</text:span><text:span text:style-name="T2">н</text:span><text:span text:style-name="T2">н</text:span><text:span text:style-name="T2">е</text:span><text:span text:style-name="T2">к</text:span><text:span text:style-name="T2">т</text:span></text:p>
            </draw:text-box>
          </draw:frame>
        </draw:g>
        <draw:g>
          <draw:g>
            <draw:polygon draw:style-name="gr1" draw:text-style-name="P1" draw:layer="layout" svg:width="3.048cm" svg:height="0.508cm" svg:x="7.148cm" svg:y="22.914cm" svg:viewBox="0 0 3049 509" draw:points="0,509 3049,509 3049,0 0,0">
              <text:p/>
            </draw:polygon>
            <draw:polygon draw:style-name="gr2" draw:text-style-name="P2" draw:layer="layout" svg:width="3.048cm" svg:height="0.508cm" svg:x="7.148cm" svg:y="22.914cm" svg:viewBox="0 0 3049 509" draw:points="0,509 3049,509 3049,0 0,0">
              <text:p/>
            </draw:polygon>
          </draw:g>
          <draw:frame draw:style-name="gr16" draw:text-style-name="P5" draw:layer="layout" svg:width="3.048cm" svg:height="0.664cm" svg:x="7.148cm" svg:y="22.836cm">
            <draw:text-box>
              <text:p text:style-name="P3"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T</text:span><text:span text:style-name="T1">y</text:span><text:span text:style-name="T1">p</text:span><text:span text:style-name="T1">e</text:span></text:p>
            </draw:text-box>
          </draw:frame>
        </draw:g>
        <draw:g>
          <draw:g>
            <draw:polygon draw:style-name="gr1" draw:text-style-name="P1" draw:layer="layout" svg:width="2.54cm" svg:height="0.508cm" svg:x="12.73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2.736cm" svg:y="22.914cm" svg:viewBox="0 0 2541 509" draw:points="0,509 2541,509 2541,0 0,0">
              <text:p/>
            </draw:polygon>
          </draw:g>
          <draw:frame draw:style-name="gr16" draw:text-style-name="P5" draw:layer="layout" svg:width="2.54cm" svg:height="0.664cm" svg:x="12.736cm" svg:y="22.836cm">
            <draw:text-box>
              <text:p text:style-name="P3"><text:span text:style-name="T1">U</text:span><text:span text:style-name="T1">S</text:span><text:span text:style-name="T1">E</text:span><text:span text:style-name="T1">R</text:span><text:span text:style-name="T1">D</text:span><text:span text:style-name="T1">A</text:span><text:span text:style-name="T1">T</text:span><text:span text:style-name="T1">A</text:span></text:p>
            </draw:text-box>
          </draw:frame>
        </draw:g>
        <draw:g>
          <draw:g>
            <draw:polygon draw:style-name="gr1" draw:text-style-name="P1" draw:layer="layout" svg:width="2.54cm" svg:height="0.508cm" svg:x="10.196cm" svg:y="22.914cm" svg:viewBox="0 0 2541 509" draw:points="0,509 2541,509 2541,0 0,0">
              <text:p/>
            </draw:polygon>
            <draw:polygon draw:style-name="gr2" draw:text-style-name="P2" draw:layer="layout" svg:width="2.54cm" svg:height="0.508cm" svg:x="10.196cm" svg:y="22.914cm" svg:viewBox="0 0 2541 509" draw:points="0,509 2541,509 2541,0 0,0">
              <text:p/>
            </draw:polygon>
          </draw:g>
          <draw:frame draw:style-name="gr16" draw:text-style-name="P5" draw:layer="layout" svg:width="2.54cm" svg:height="0.664cm" svg:x="10.196cm" svg:y="22.836cm">
            <draw:text-box>
              <text:p text:style-name="P3"><text:span text:style-name="T1">N</text:span></text:p>
            </draw:text-box>
          </draw:frame>
        </draw:g>
        <draw:frame draw:style-name="gr17" draw:text-style-name="P8" draw:layer="layout" svg:width="2.36cm" svg:height="1.086cm" svg:x="2.9cm" svg:y="3.1cm">
          <draw:text-box>
            <text:p text:style-name="P9"><text:span text:style-name="T3">C</text:span><text:span text:style-name="T3">O</text:span><text:span text:style-name="T3">NT</text:span><text:span text:style-name="T3">IM</text:span><text:span text:style-name="T3">E</text:span><text:span text:style-name="T3">R*</text:span></text:p>
            <text:p text:style-name="P3"><text:span text:style-name="T8">N_</text:span><text:span text:style-name="T8">DA</text:span><text:span text:style-name="T8">TA</text:span><text:span text:style-name="T8">G</text:span><text:span text:style-name="T8">R</text:span><text:span text:style-name="T8">A</text:span><text:span text:style-name="T8">M.</text:span><text:span text:style-name="T8">R</text:span><text:span text:style-name="T8">E</text:span><text:span text:style-name="T8">Q(</text:span><text:span text:style-name="T8">5)</text:span></text:p>
            <text:p text:style-name="P7"><text:span text:style-name="T8">T_</text:span><text:span text:style-name="T8">DI</text:span><text:span text:style-name="T8">S</text:span><text:span text:style-name="T8">C</text:span><text:span text:style-name="T8">O</text:span><text:span text:style-name="T8">N</text:span><text:span text:style-name="T8">N</text:span><text:span text:style-name="T8">E</text:span><text:span text:style-name="T8">C.I</text:span><text:span text:style-name="T8">N</text:span><text:span text:style-name="T8">D</text:span></text:p>
            <text:p text:style-name="P7"><text:span text:style-name="T8">TI</text:span><text:span text:style-name="T8">M</text:span><text:span text:style-name="T8">E</text:span><text:span text:style-name="T8">R_</text:span><text:span text:style-name="T8">ST</text:span><text:span text:style-name="T8">AT</text:span><text:span text:style-name="T8">E_</text:span><text:span text:style-name="T8">1</text:span></text:p>
          </draw:text-box>
        </draw:frame>
        <draw:frame draw:style-name="gr18" draw:text-style-name="P6" draw:layer="layout" svg:width="6.5cm" svg:height="1.195cm" svg:x="11.5cm" svg:y="13cm">
          <draw:text-box>
            <text:p text:style-name="P3"><text:span text:style-name="T9">О</text:span><text:span text:style-name="T9">т</text:span><text:span text:style-name="T9">в</text:span><text:span text:style-name="T9">е</text:span><text:span text:style-name="T9">ч</text:span><text:span text:style-name="T9">а</text:span><text:span text:style-name="T9">ю</text:span><text:span text:style-name="T9">щ</text:span><text:span text:style-name="T9">а</text:span><text:span text:style-name="T9">я </text:span><text:span text:style-name="T9">с</text:span><text:span text:style-name="T9">и</text:span><text:span text:style-name="T9">с</text:span><text:span text:style-name="T9">т</text:span><text:span text:style-name="T9">е</text:span><text:span text:style-name="T9">м</text:span><text:span text:style-name="T9">а </text:span><text:span text:style-name="T2">(</text:span><text:span text:style-name="T2">с</text:span><text:span text:style-name="T2">о</text:span><text:span text:style-name="T2">е</text:span><text:span text:style-name="T2">д</text:span><text:span text:style-name="T2">и</text:span><text:span text:style-name="T2">н</text:span><text:span text:style-name="T2">е</text:span><text:span text:style-name="T2">н</text:span><text:span text:style-name="T2">и</text:span><text:span text:style-name="T2">е</text:span><text:span text:style-name="T2">)</text:span></text:p>
          </draw:text-box>
        </draw:frame>
        <draw:g>
          <draw:g>
            <draw:path draw:style-name="gr1" draw:text-style-name="P1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37cm" svg:y="3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84cm" svg:y="3.704cm">
            <draw:text-box>
              <text:p text:style-name="P3"><text:span text:style-name="T2">1</text:span><text:span text:style-name="T2">1</text:span></text:p>
            </draw:text-box>
          </draw:frame>
        </draw:g>
        <draw:frame draw:style-name="gr19" draw:text-style-name="P8" draw:layer="layout" svg:width="2.36cm" svg:height="0.849cm" svg:x="6.44cm" svg:y="3.751cm">
          <draw:text-box>
            <text:p text:style-name="P9"><text:span text:style-name="T3">CONTIMER</text:span></text:p>
            <text:p text:style-name="P9"><text:span text:style-name="T4">N_DATAGRAM.REQ(1)</text:span></text:p>
            <text:p text:style-name="P9"><text:span text:style-name="T8">CONTIMER</text:span></text:p>
          </draw:text-box>
        </draw:frame>
        <draw:g>
          <draw:g>
            <draw:path draw:style-name="gr1" draw:text-style-name="P1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4.337cm" svg:y="9.1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6" draw:layer="layout" svg:width="0.667cm" svg:height="0.755cm" svg:x="14.384cm" svg:y="9.141cm">
            <draw:text-box>
              <text:p text:style-name="P3"><text:span text:style-name="T2">7</text:span></text:p>
            </draw:text-box>
          </draw:frame>
        </draw:g>
        <draw:g>
          <draw:line draw:style-name="gr7" draw:text-style-name="P2" draw:layer="layout" svg:x1="14.695cm" svg:y1="7.1cm" svg:x2="14.695cm" svg:y2="9.188cm">
            <text:p/>
          </draw:line>
          <draw:frame draw:style-name="gr14" draw:text-style-name="P6" draw:layer="layout" svg:width="2.811cm" svg:height="1.088cm" svg:x="13.289cm" svg:y="7.6cm">
            <draw:text-box>
              <text:p text:style-name="P7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.</text:span><text:span text:style-name="T6">IN</text:span><text:span text:style-name="T6">D</text:span><text:span text:style-name="T3">(</text:span><text:span text:style-name="T3">4)</text:span></text:p>
              <text:p text:style-name="P3"><text:span text:style-name="T8">T_</text:span><text:span text:style-name="T8">DA</text:span><text:span text:style-name="T8">TA</text:span><text:span text:style-name="T4">.IN</text:span><text:span text:style-name="T4">D</text:span></text:p>
            </draw:text-box>
          </draw:frame>
        </draw:g>
        <draw:frame draw:style-name="gr20" draw:text-style-name="P5" draw:layer="layout" svg:width="2.386cm" svg:height="0.65cm" svg:x="11.9cm" svg:y="9.1cm">
          <draw:text-box>
            <text:p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</text:span><text:span text:style-name="T6">~.I</text:span><text:span text:style-name="T6">N</text:span><text:span text:style-name="T6">D</text:span><text:span text:style-name="T3">(</text:span><text:span text:style-name="T3">4)</text:span></text:p>
          </draw:text-box>
        </draw:frame>
        <draw:g>
          <draw:line draw:style-name="gr7" draw:text-style-name="P2" draw:layer="layout" svg:x1="5.495cm" svg:y1="7cm" svg:x2="5.495cm" svg:y2="8.5cm">
            <text:p/>
          </draw:line>
          <draw:frame draw:style-name="gr21" draw:text-style-name="P10" draw:layer="layout" svg:width="2.811cm" svg:height="0.782cm" svg:x="4.089cm" svg:y="7.359cm">
            <draw:text-box>
              <text:p text:style-name="P7"><text:span text:style-name="T3">T_</text:span><text:span text:style-name="T3">DA</text:span><text:span text:style-name="T3">TA</text:span><text:span text:style-name="T3">.R</text:span><text:span text:style-name="T3">E</text:span><text:span text:style-name="T3">Q</text:span></text:p>
  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4)</text:span></text:p>
            </draw:text-box>
          </draw:frame>
        </draw:g>
        <draw:g>
          <draw:g>
            <draw:path draw:style-name="gr1" draw:text-style-name="P1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1cm" svg:y="8.5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47cm" svg:y="8.504cm">
            <draw:text-box>
              <text:p text:style-name="P3"><text:span text:style-name="T2">4</text:span></text:p>
            </draw:text-box>
          </draw:frame>
        </draw:g>
        <draw:frame draw:style-name="gr19" draw:text-style-name="P8" draw:layer="layout" svg:width="2.36cm" svg:height="0.849cm" svg:x="4.3cm" svg:y="2.251cm">
          <draw:text-box>
            <text:p text:style-name="P9"><text:span text:style-name="T7">T_</text:span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.R</text:span><text:span text:style-name="T7">E</text:span><text:span text:style-name="T7">Q</text:span></text:p>
            <text:p text:style-name="P9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1)</text:span></text:p>
            <text:p text:style-name="P9"><text:span text:style-name="T4">C</text:span><text:span text:style-name="T4">O</text:span><text:span text:style-name="T4">NT</text:span><text:span text:style-name="T4">IM</text:span><text:span text:style-name="T4">E</text:span><text:span text:style-name="T4">R</text:span></text:p>
          </draw:text-box>
        </draw:frame>
        <draw:g>
          <draw:g>
            <draw:path draw:style-name="gr1" draw:text-style-name="P1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cm" svg:y="8.5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47cm" svg:y="8.541cm">
            <draw:text-box>
              <text:p text:style-name="P3"><text:span text:style-name="T2">7</text:span></text:p>
            </draw:text-box>
          </draw:frame>
        </draw:g>
        <draw:g>
          <draw:line draw:style-name="gr7" draw:text-style-name="P2" draw:layer="layout" svg:x1="5.1cm" svg:y1="8.9cm" svg:x2="3cm" svg:y2="8.9cm">
            <text:p/>
          </draw:line>
        </draw:g>
        <draw:frame draw:style-name="gr20" draw:text-style-name="P8" draw:layer="layout" svg:width="2.28cm" svg:height="0.65cm" svg:x="3.1cm" svg:y="8.35cm">
          <draw:text-box>
            <text:p text:style-name="P9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.</text:span><text:span text:style-name="T6">IN</text:span><text:span text:style-name="T6">D</text:span><text:span text:style-name="T3">(</text:span><text:span text:style-name="T3">4)</text:span></text:p>
            <text:p text:style-name="P9"><text:span text:style-name="T8">T_</text:span><text:span text:style-name="T8">DA</text:span><text:span text:style-name="T8">TA</text:span><text:span text:style-name="T4">.IN</text:span><text:span text:style-name="T4">D</text:span></text:p>
          </draw:text-box>
        </draw:frame>
        <draw:line draw:style-name="gr22" draw:text-style-name="P11" draw:layer="layout" svg:x1="15.1cm" svg:y1="9.5cm" svg:x2="16.8cm" svg:y2="9.5cm">
          <text:p/>
        </draw:line>
        <draw:g>
          <draw:g>
            <draw:path draw:style-name="gr1" draw:text-style-name="P1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6.837cm" svg:y="9.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6.884cm" svg:y="9.104cm">
            <draw:text-box>
              <text:p text:style-name="P3"><text:span text:style-name="T2">4</text:span></text:p>
            </draw:text-box>
          </draw:frame>
        </draw:g>
        <draw:g>
          <draw:line draw:style-name="gr7" draw:text-style-name="P2" draw:layer="layout" svg:x1="5.496cm" svg:y1="6.998cm" svg:x2="5.496cm" svg:y2="8.498cm">
            <text:p/>
          </draw:line>
          <draw:frame draw:style-name="gr23" draw:text-style-name="P10" draw:layer="layout" svg:width="2.811cm" svg:height="0.782cm" svg:x="4.09cm" svg:y="7.357cm">
            <draw:text-box>
              <text:p text:style-name="P7"><text:span text:style-name="T3">T_</text:span><text:span text:style-name="T3">DA</text:span><text:span text:style-name="T3">TA</text:span><text:span text:style-name="T3">.R</text:span><text:span text:style-name="T3">E</text:span><text:span text:style-name="T3">Q</text:span></text:p>
  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4)</text:span></text:p>
            </draw:text-box>
          </draw:frame>
        </draw:g>
        <draw:frame draw:style-name="gr20" draw:text-style-name="P8" draw:layer="layout" svg:width="2.36cm" svg:height="0.65cm" svg:x="14.9cm" svg:y="8.85cm">
          <draw:text-box>
            <text:p text:style-name="P9"><text:span text:style-name="T3">T_</text:span><text:span text:style-name="T3">DA</text:span><text:span text:style-name="T3">TA</text:span><text:span text:style-name="T3">.R</text:span><text:span text:style-name="T3">E</text:span><text:span text:style-name="T3">Q</text:span></text:p>
            <text:p text:style-name="P9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4)</text:span></text:p>
          </draw:text-box>
        </draw:frame>
        <draw:frame draw:style-name="gr24" draw:text-style-name="P13" draw:layer="layout" svg:width="10.611cm" svg:height="1.626cm" svg:x="10.9cm" svg:y="14.51cm">
          <draw:text-box>
            <text:p><text:span text:style-name="T10">З</text:span><text:span text:style-name="T10">а</text:span><text:span text:style-name="T10">м</text:span><text:span text:style-name="T10">е</text:span><text:span text:style-name="T10">ч</text:span><text:span text:style-name="T10">а</text:span><text:span text:style-name="T10">н</text:span><text:span text:style-name="T10">и</text:span><text:span text:style-name="T10">я </text:span><text:span text:style-name="T10">и </text:span><text:span text:style-name="T10">п</text:span><text:span text:style-name="T10">о</text:span><text:span text:style-name="T10">я</text:span><text:span text:style-name="T10">с</text:span><text:span text:style-name="T10">н</text:span><text:span text:style-name="T10">е</text:span><text:span text:style-name="T10">н</text:span><text:span text:style-name="T10">и</text:span><text:span text:style-name="T10">я:</text:span></text:p>
            <text:p><text:span text:style-name="T10">N</text:span><text:span text:style-name="T10">_</text:span><text:span text:style-name="T10">D</text:span><text:span text:style-name="T10">A</text:span><text:span text:style-name="T10">T</text:span><text:span text:style-name="T10">A</text:span><text:span text:style-name="T10">G</text:span><text:span text:style-name="T10">R</text:span><text:span text:style-name="T10">A</text:span><text:span text:style-name="T10">M</text:span><text:span text:style-name="T10">~ </text:span><text:span text:style-name="T10">- </text:span><text:span text:style-name="T10">п</text:span><text:span text:style-name="T10">ак</text:span><text:span text:style-name="T10">ет </text:span><text:span text:style-name="T10">с </text:span><text:span text:style-name="T10">д</text:span><text:span text:style-name="T10">у</text:span><text:span text:style-name="T10">б</text:span><text:span text:style-name="T10">л</text:span><text:span text:style-name="T10">ик</text:span><text:span text:style-name="T10">ат</text:span><text:span text:style-name="T10">о</text:span><text:span text:style-name="T10">м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е</text:span><text:span text:style-name="T10">н</text:span><text:span text:style-name="T10">н</text:span><text:span text:style-name="T10">ы</text:span><text:span text:style-name="T10">х </text:span><text:span text:style-name="T10">д</text:span><text:span text:style-name="T10">а</text:span><text:span text:style-name="T10">н</text:span><text:span text:style-name="T10">н</text:span><text:span text:style-name="T10">ы</text:span><text:span text:style-name="T10">х</text:span></text:p>
            <text:p><text:span text:style-name="T11">C</text:span><text:span text:style-name="T11">O</text:span><text:span text:style-name="T11">N</text:span><text:span text:style-name="T11">TI</text:span><text:span text:style-name="T11">M</text:span><text:span text:style-name="T11">E</text:span><text:span text:style-name="T11">R</text:span><text:span text:style-name="T11">* </text:span><text:span text:style-name="T11">- </text:span><text:span text:style-name="T11">та</text:span><text:span text:style-name="T11">й</text:span><text:span text:style-name="T11">м</text:span><text:span text:style-name="T11">е</text:span><text:span text:style-name="T11">р </text:span><text:span text:style-name="T11">н</text:span><text:span text:style-name="T11">а </text:span><text:span text:style-name="T11">п</text:span><text:span text:style-name="T11">о</text:span><text:span text:style-name="T11">вт</text:span><text:span text:style-name="T11">о</text:span><text:span text:style-name="T11">р</text:span><text:span text:style-name="T11">н</text:span><text:span text:style-name="T11">о</text:span><text:span text:style-name="T11">е </text:span><text:span text:style-name="T11">с</text:span><text:span text:style-name="T11">о</text:span><text:span text:style-name="T11">е</text:span><text:span text:style-name="T11">д</text:span><text:span text:style-name="T11">и</text:span><text:span text:style-name="T11">н</text:span><text:span text:style-name="T11">е</text:span><text:span text:style-name="T11">н</text:span><text:span text:style-name="T11">и</text:span><text:span text:style-name="T11">е, </text:span><text:span text:style-name="T11">ко</text:span><text:span text:style-name="T11">л</text:span><text:span text:style-name="T11">и</text:span><text:span text:style-name="T11">ч</text:span><text:span text:style-name="T11">е</text:span><text:span text:style-name="T11">ст</text:span><text:span text:style-name="T11">в</text:span><text:span text:style-name="T11">о </text:span><text:span text:style-name="T11">п</text:span><text:span text:style-name="T11">о</text:span><text:span text:style-name="T11">п</text:span><text:span text:style-name="T11">ы</text:span><text:span text:style-name="T11">то</text:span><text:span text:style-name="T11">к </text:span><text:span text:style-name="T11">ис</text:span><text:span text:style-name="T11">ч</text:span><text:span text:style-name="T11">е</text:span><text:span text:style-name="T11">р</text:span><text:span text:style-name="T11">п</text:span><text:span text:style-name="T11">а</text:span><text:span text:style-name="T11">н</text:span><text:span text:style-name="T11">о</text:span></text:p>
            <text:p text:style-name="P12"><text:span text:style-name="T12">R</text:span><text:span text:style-name="T12">E</text:span><text:span text:style-name="T12">DI</text:span><text:span text:style-name="T12">S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* </text:span><text:span text:style-name="T11">- </text:span><text:span text:style-name="T11">та</text:span><text:span text:style-name="T11">й</text:span><text:span text:style-name="T11">м</text:span><text:span text:style-name="T11">е</text:span><text:span text:style-name="T11">р </text:span><text:span text:style-name="T11">н</text:span><text:span text:style-name="T11">а </text:span><text:span text:style-name="T11">п</text:span><text:span text:style-name="T11">о</text:span><text:span text:style-name="T11">вт</text:span><text:span text:style-name="T11">о</text:span><text:span text:style-name="T11">р</text:span><text:span text:style-name="T11">н</text:span><text:span text:style-name="T11">ы</text:span><text:span text:style-name="T11">й </text:span><text:span text:style-name="T11">д</text:span><text:span text:style-name="T11">и</text:span><text:span text:style-name="T11">ск</text:span><text:span text:style-name="T11">о</text:span><text:span text:style-name="T11">н</text:span><text:span text:style-name="T11">н</text:span><text:span text:style-name="T11">ек</text:span><text:span text:style-name="T11">т, </text:span><text:span text:style-name="T11">ко</text:span><text:span text:style-name="T11">л</text:span><text:span text:style-name="T11">и</text:span><text:span text:style-name="T11">ч</text:span><text:span text:style-name="T11">е</text:span><text:span text:style-name="T11">ст</text:span><text:span text:style-name="T11">в</text:span><text:span text:style-name="T11">о </text:span><text:span text:style-name="T11">п</text:span><text:span text:style-name="T11">о</text:span><text:span text:style-name="T11">п</text:span><text:span text:style-name="T11">ы</text:span><text:span text:style-name="T11">то</text:span><text:span text:style-name="T11">к </text:span><text:span text:style-name="T11">ис</text:span><text:span text:style-name="T11">ч</text:span><text:span text:style-name="T11">е</text:span><text:span text:style-name="T11">р</text:span><text:span text:style-name="T11">п</text:span><text:span text:style-name="T11">а</text:span><text:span text:style-name="T11">н</text:span><text:span text:style-name="T11">о</text:span></text:p>
            <text:p text:style-name="P12"><text:span text:style-name="T11">D</text:span><text:span text:style-name="T11">E</text:span><text:span text:style-name="T11">L</text:span><text:span text:style-name="T11">A</text:span><text:span text:style-name="T11">Y</text:span><text:span text:style-name="T11">TI</text:span><text:span text:style-name="T11">M</text:span><text:span text:style-name="T11">E</text:span><text:span text:style-name="T11">R </text:span><text:span text:style-name="T11">- </text:span><text:span text:style-name="T11">н</text:span><text:span text:style-name="T11">е </text:span><text:span text:style-name="T11">ук</text:span><text:span text:style-name="T11">аз</text:span><text:span text:style-name="T11">а</text:span><text:span text:style-name="T11">н </text:span><text:span text:style-name="T11">(д</text:span><text:span text:style-name="T11">л</text:span><text:span text:style-name="T11">я </text:span><text:span text:style-name="T11">у</text:span><text:span text:style-name="T11">п</text:span><text:span text:style-name="T11">р</text:span><text:span text:style-name="T11">о</text:span><text:span text:style-name="T11">щ</text:span><text:span text:style-name="T11">е</text:span><text:span text:style-name="T11">н</text:span><text:span text:style-name="T11">и</text:span><text:span text:style-name="T11">я </text:span><text:span text:style-name="T11">а</text:span><text:span text:style-name="T11">вт</text:span><text:span text:style-name="T11">о</text:span><text:span text:style-name="T11">м</text:span><text:span text:style-name="T11">ат</text:span><text:span text:style-name="T11">а)</text:span></text:p>
          </draw:text-box>
        </draw:frame>
        <draw:frame draw:style-name="gr25" draw:text-style-name="P14" draw:layer="layout" svg:width="7.14cm" svg:height="0.963cm" svg:x="0.8cm" svg:y="22.837cm">
          <draw:text-box>
            <text:p><text:span text:style-name="T13">N</text:span><text:span text:style-name="T13">_</text:span><text:span text:style-name="T13">D</text:span><text:span text:style-name="T13">A</text:span><text:span text:style-name="T13">T</text:span><text:span text:style-name="T13">A</text:span><text:span text:style-name="T13">G</text:span><text:span text:style-name="T13">R</text:span><text:span text:style-name="T13">A</text:span><text:span text:style-name="T13">M</text:span><text:span text:style-name="T13">.</text:span><text:span text:style-name="T13">R</text:span><text:span text:style-name="T13">E</text:span><text:span text:style-name="T13">Q</text:span><text:span text:style-name="T13">(</text:span><text:span text:style-name="T13">4</text:span><text:span text:style-name="T13">)</text:span></text:p>
          </draw:text-box>
        </draw:frame>
        <draw:g>
          <draw:g>
            <draw:polygon draw:style-name="gr1" draw:text-style-name="P1" draw:layer="layout" svg:width="3.048cm" svg:height="0.508cm" svg:x="7.149cm" svg:y="24.014cm" svg:viewBox="0 0 3049 509" draw:points="0,509 3049,509 3049,0 0,0">
              <text:p/>
            </draw:polygon>
            <draw:polygon draw:style-name="gr2" draw:text-style-name="P2" draw:layer="layout" svg:width="3.048cm" svg:height="0.508cm" svg:x="7.149cm" svg:y="24.014cm" svg:viewBox="0 0 3049 509" draw:points="0,509 3049,509 3049,0 0,0">
              <text:p/>
            </draw:polygon>
          </draw:g>
          <draw:frame draw:style-name="gr16" draw:text-style-name="P5" draw:layer="layout" svg:width="3.048cm" svg:height="0.664cm" svg:x="7.149cm" svg:y="23.936cm">
            <draw:text-box>
              <text:p text:style-name="P3"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T</text:span><text:span text:style-name="T1">y</text:span><text:span text:style-name="T1">p</text:span><text:span text:style-name="T1">e</text:span></text:p>
            </draw:text-box>
          </draw:frame>
        </draw:g>
        <draw:g>
          <draw:g>
            <draw:polygon draw:style-name="gr3" draw:text-style-name="P4" draw:layer="layout" svg:width="2.999cm" svg:height="0.815cm" svg:x="4.1cm" svg:y="23.8cm" svg:viewBox="0 0 3000 816" draw:points="0,816 3000,816 3000,0 0,0">
              <text:p text:style-name="P3"><text:span text:style-name="T1">C</text:span><text:span text:style-name="T1">R</text:span><text:span text:style-name="T1">C</text:span></text:p>
            </draw:polygon>
            <draw:polygon draw:style-name="gr2" draw:text-style-name="P2" draw:layer="layout" svg:width="2.999cm" svg:height="0.815cm" svg:x="4.1cm" svg:y="23.8cm" svg:viewBox="0 0 3000 816" draw:points="0,816 3000,816 3000,0 0,0">
              <text:p/>
            </draw:polygon>
          </draw:g>
        </draw:g>
        <draw:frame draw:style-name="gr26" draw:text-style-name="P5" draw:layer="layout" svg:width="3.8cm" svg:height="0.887cm" svg:x="0.5cm" svg:y="23.93cm">
          <draw:text-box>
            <text:p><text:span text:style-name="T13">N</text:span><text:span text:style-name="T13">_</text:span><text:span text:style-name="T13">D</text:span><text:span text:style-name="T13">A</text:span><text:span text:style-name="T13">T</text:span><text:span text:style-name="T13">A</text:span><text:span text:style-name="T13">G</text:span><text:span text:style-name="T13">R</text:span><text:span text:style-name="T13">A</text:span><text:span text:style-name="T13">M</text:span><text:span text:style-name="T13">.</text:span><text:span text:style-name="T13">R</text:span><text:span text:style-name="T13">E</text:span><text:span text:style-name="T13">Q</text:span><text:span text:style-name="T13">(</text:span><text:span text:style-name="T13">1</text:span><text:span text:style-name="T13">-</text:span><text:span text:style-name="T13">3</text:span><text:span text:style-name="T13">)</text:span></text:p>
          </draw:text-box>
        </draw:frame>
        <draw:g>
          <draw:g>
            <draw:path draw:style-name="gr1" draw:text-style-name="P1" draw:layer="layout" svg:width="0.762cm" svg:height="0.762cm" svg:x="5.081cm" svg:y="14.75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1cm" svg:y="14.75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9cm" svg:y="14.755cm">
            <draw:text-box>
              <text:p text:style-name="P3"><text:span text:style-name="T2">*</text:span></text:p>
            </draw:text-box>
          </draw:frame>
        </draw:g>
        <draw:g>
          <draw:g>
            <draw:path draw:style-name="gr1" draw:text-style-name="P1" draw:layer="layout" svg:width="0.762cm" svg:height="0.762cm" svg:x="5.081cm" svg:y="17.29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1cm" svg:y="17.291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29cm" svg:y="17.295cm">
            <draw:text-box>
              <text:p text:style-name="P3"><text:span text:style-name="T2">7</text:span></text:p>
            </draw:text-box>
          </draw:frame>
        </draw:g>
        <draw:g>
          <draw:g>
            <draw:path draw:style-name="gr1" draw:text-style-name="P1" draw:layer="layout" svg:width="0.762cm" svg:height="0.76cm" svg:x="7.937cm" svg:y="20.3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  <draw:path draw:style-name="gr2" draw:text-style-name="P2" draw:layer="layout" svg:width="0.762cm" svg:height="0.76cm" svg:x="7.937cm" svg:y="20.3cm" svg:viewBox="0 0 763 761" svg:d="M0 380v1c0-67 18-133 51-191 34-58 82-106 140-139 58-34 124-51 190-51 67 0 133 17 191 51 58 33 106 81 140 139 33 58 51 124 51 190 0 67-18 133-51 191-34 58-82 106-140 139-58 34-124 51-191 51-66 0-132-17-190-51-58-33-106-81-140-139-33-58-51-124-51-190z">
              <text:p/>
            </draw:path>
          </draw:g>
          <draw:frame draw:style-name="gr6" draw:text-style-name="P5" draw:layer="layout" svg:width="0.667cm" svg:height="0.755cm" svg:x="7.985cm" svg:y="20.304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443cm" svg:y1="15.513cm" svg:x2="5.443cm" svg:y2="17.291cm">
            <text:p/>
          </draw:line>
          <draw:frame draw:style-name="gr27" draw:text-style-name="P6" draw:layer="layout" svg:width="2.297cm" svg:height="1.395cm" svg:x="4.295cm" svg:y="15.704cm">
            <draw:text-box>
              <text:p text:style-name="P3"><text:span text:style-name="T7">T_</text:span><text:span text:style-name="T7">DI</text:span><text:span text:style-name="T7">S</text:span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.R</text:span><text:span text:style-name="T7">E</text:span><text:span text:style-name="T7">Q</text:span></text:p>
              <text:p text:style-name="P3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3)</text:span></text:p>
              <text:p text:style-name="P7"><text:span text:style-name="T5">R</text:span><text:span text:style-name="T5">E</text:span><text:span text:style-name="T5">DI</text:span><text:span text:style-name="T5">S</text:span><text:span text:style-name="T5">C</text:span><text:span text:style-name="T5">O</text:span><text:span text:style-name="T5">N</text:span><text:span text:style-name="T5">N</text:span><text:span text:style-name="T5">E</text:span><text:span text:style-name="T5">CT</text:span></text:p>
              <text:p text:style-name="P7"><text:span text:style-name="T4">R</text:span><text:span text:style-name="T4">E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/text:p>
              <text:p text:style-name="P3"><text:span text:style-name="T14"/></text:p>
            </draw:text-box>
          </draw:frame>
        </draw:g>
        <draw:g>
          <draw:line draw:style-name="gr7" draw:text-style-name="P2" draw:layer="layout" svg:x1="5.462cm" svg:y1="18.053cm" svg:x2="5.462cm" svg:y2="20.338cm">
            <text:p/>
          </draw:line>
          <draw:frame draw:style-name="gr28" draw:text-style-name="P5" draw:layer="layout" svg:width="2.772cm" svg:height="0.917cm" svg:x="4.076cm" svg:y="19.117cm">
            <draw:text-box>
              <text:p text:style-name="P7"><text:span text:style-name="T7">R</text:span><text:span text:style-name="T7">E</text:span><text:span text:style-name="T7">DI</text:span><text:span text:style-name="T7">S</text:span><text:span text:style-name="T7">C</text:span><text:span text:style-name="T7">O</text:span><text:span text:style-name="T7">N</text:span><text:span text:style-name="T7">N</text:span><text:span text:style-name="T7">E</text:span><text:span text:style-name="T7">CT</text:span><text:span text:style-name="T7">*</text:span></text:p>
  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5)</text:span></text:p>
  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  </draw:text-box>
          </draw:frame>
        </draw:g>
        <draw:g>
          <draw:polyline draw:style-name="gr7" draw:text-style-name="P2" draw:layer="layout" svg:width="1.564cm" svg:height="0.762cm" svg:x="5.462cm" svg:y="17.291cm" svg:viewBox="0 0 1565 763" draw:points="0,0 1565,0 1565,763 0,763">
            <text:p/>
          </draw:polyline>
        </draw:g>
        <draw:g>
          <draw:polyline draw:style-name="gr7" draw:text-style-name="P2" draw:layer="layout" svg:width="1.657cm" svg:height="3.048cm" svg:x="3.424cm" svg:y="17.672cm" svg:viewBox="0 0 1658 3049" draw:points="1658,0 0,0 0,3049 1658,3049">
            <text:p/>
          </draw:polyline>
          <draw:frame draw:style-name="gr29" draw:text-style-name="P16" draw:layer="layout" svg:width="2.36cm" svg:height="0.649cm" svg:x="1.992cm" svg:y="18.351cm">
            <draw:text-box>
              <text:p text:style-name="P15"><text:span text:style-name="T3">N_</text:span><text:span text:style-name="T3">DA</text:span><text:span text:style-name="T3">TA</text:span><text:span text:style-name="T3">G</text:span><text:span text:style-name="T3">R</text:span><text:span text:style-name="T3">A</text:span><text:span text:style-name="T3">M.</text:span><text:span text:style-name="T3">IN</text:span><text:span text:style-name="T3">D(</text:span><text:span text:style-name="T3">5)</text:span></text:p>
              <text:p text:style-name="P15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  </draw:text-box>
          </draw:frame>
        </draw:g>
        <draw:frame draw:style-name="gr30" draw:text-style-name="P8" draw:layer="layout" svg:width="2.36cm" svg:height="0.848cm" svg:x="6.64cm" svg:y="17.296cm">
          <draw:text-box>
            <text:p text:style-name="P9"><text:span text:style-name="T7">R</text:span><text:span text:style-name="T7">E</text:span><text:span text:style-name="T7">DI</text:span><text:span text:style-name="T7">S</text:span><text:span text:style-name="T7">C</text:span><text:span text:style-name="T7">O</text:span><text:span text:style-name="T7">N</text:span><text:span text:style-name="T7">N</text:span><text:span text:style-name="T7">E</text:span><text:span text:style-name="T7">CT</text:span></text:p>
            <text:p text:style-name="P9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3)</text:span></text:p>
            <text:p text:style-name="P7"><text:span text:style-name="T4">R</text:span><text:span text:style-name="T4">E</text:span><text:span text:style-name="T4">DI</text:span><text:span text:style-name="T4">S</text:span><text:span text:style-name="T4">C</text:span><text:span text:style-name="T4">O</text:span><text:span text:style-name="T4">N</text:span><text:span text:style-name="T4">N</text:span><text:span text:style-name="T4">E</text:span><text:span text:style-name="T4">CT</text:span></text:p>
          </draw:text-box>
        </draw:frame>
        <draw:g>
          <draw:polyline draw:style-name="gr7" draw:text-style-name="P2" draw:layer="layout" svg:width="1.998cm" svg:height="0.348cm" svg:x="0.801cm" svg:y="11.8cm" svg:viewBox="0 0 1999 349" draw:points="1999,349 0,349 0,0 1398,0">
            <text:p/>
          </draw:polyline>
        </draw:g>
        <draw:frame draw:style-name="gr29" draw:text-style-name="P5" draw:layer="layout" svg:width="2.386cm" svg:height="1.047cm" svg:x="17.814cm" svg:y="11.551cm">
          <draw:text-box>
            <text:p text:style-name="P12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</text:span><text:span text:style-name="T6">~.I</text:span><text:span text:style-name="T6">N</text:span><text:span text:style-name="T6">D</text:span><text:span text:style-name="T3">(</text:span><text:span text:style-name="T3">3)</text:span></text:p>
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5)</text:span></text:p>
            <text:p text:style-name="P7"><text:span text:style-name="T5">TI</text:span><text:span text:style-name="T5">M</text:span><text:span text:style-name="T5">E</text:span><text:span text:style-name="T5">R_</text:span><text:span text:style-name="T5">ST</text:span><text:span text:style-name="T5">AT</text:span><text:span text:style-name="T5">E_</text:span><text:span text:style-name="T5">1</text:span></text:p>
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</draw:text-box>
        </draw:frame>
        <draw:g>
          <draw:g>
            <draw:path draw:style-name="gr1" draw:text-style-name="P1" draw:layer="layout" svg:width="0.762cm" svg:height="0.742cm" svg:x="14.337cm" svg:y="11.6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  <draw:path draw:style-name="gr2" draw:text-style-name="P2" draw:layer="layout" svg:width="0.762cm" svg:height="0.742cm" svg:x="14.337cm" svg:y="11.6cm" svg:viewBox="0 0 763 743" svg:d="M0 381c0-67 18-133 51-191 34-58 82-106 140-139 58-34 124-51 190-51 67 0 133 17 191 51 58 33 106 81 140 139 33 58 51 124 51 191-3 60-20 119-51 171-33 59-81 107-139 140-59 34-124 51-192 51-67 0-132-17-191-51-58-33-106-81-139-140-31-52-48-111-51-171z">
              <text:p/>
            </draw:path>
          </draw:g>
          <draw:frame draw:style-name="gr6" draw:text-style-name="P5" draw:layer="layout" svg:width="0.667cm" svg:height="0.755cm" svg:x="14.384cm" svg:y="11.604cm">
            <draw:text-box>
              <text:p text:style-name="P3"><text:span text:style-name="T2">8</text:span></text:p>
            </draw:text-box>
          </draw:frame>
        </draw:g>
        <draw:g>
          <draw:g>
            <draw:path draw:style-name="gr1" draw:text-style-name="P1" draw:layer="layout" svg:width="0.762cm" svg:height="0.742cm" svg:x="4.937cm" svg:y="11.8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42cm" svg:x="4.937cm" svg:y="11.8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4.984cm" svg:y="11.804cm">
            <draw:text-box>
              <text:p text:style-name="P3"><text:span text:style-name="T2">1</text:span></text:p>
            </draw:text-box>
          </draw:frame>
        </draw:g>
        <draw:frame draw:style-name="gr29" draw:text-style-name="P5" draw:layer="layout" svg:width="2.386cm" svg:height="1.047cm" svg:x="-0.186cm" svg:y="11.4cm">
          <draw:text-box>
            <text:p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</text:span><text:span text:style-name="T6">~.I</text:span><text:span text:style-name="T6">N</text:span><text:span text:style-name="T6">D</text:span><text:span text:style-name="T3">(</text:span><text:span text:style-name="T3">3)</text:span></text:p>
            <text:p text:style-name="P7"><text:span text:style-name="T4">N_</text:span><text:span text:style-name="T4">DA</text:span><text:span text:style-name="T4">TA</text:span><text:span text:style-name="T4">G</text:span><text:span text:style-name="T4">R</text:span><text:span text:style-name="T4">A</text:span><text:span text:style-name="T4">M.</text:span><text:span text:style-name="T4">R</text:span><text:span text:style-name="T4">E</text:span><text:span text:style-name="T4">Q(</text:span><text:span text:style-name="T4">5)</text:span></text:p>
            <text:p text:style-name="P7"><text:span text:style-name="T5">TI</text:span><text:span text:style-name="T5">M</text:span><text:span text:style-name="T5">E</text:span><text:span text:style-name="T5">R_</text:span><text:span text:style-name="T5">ST</text:span><text:span text:style-name="T5">AT</text:span><text:span text:style-name="T5">E_</text:span><text:span text:style-name="T5">1</text:span></text:p>
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</draw:text-box>
        </draw:frame>
        <draw:g>
          <draw:polyline draw:style-name="gr7" draw:text-style-name="P2" draw:layer="layout" svg:width="1.998cm" svg:height="0.348cm" svg:x="5.2cm" svg:y="20.8cm" svg:viewBox="0 0 1999 349" draw:points="0,349 1999,349 1999,0 601,0">
            <text:p/>
          </draw:polyline>
        </draw:g>
        <draw:g>
          <draw:g>
            <draw:path draw:style-name="gr1" draw:text-style-name="P1" draw:layer="layout" svg:width="0.762cm" svg:height="0.762cm" svg:x="5.1cm" svg:y="20.3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1cm" svg:y="20.3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48cm" svg:y="20.304cm">
            <draw:text-box>
              <text:p text:style-name="P3"><text:span text:style-name="T2">9</text:span></text:p>
            </draw:text-box>
          </draw:frame>
        </draw:g>
        <draw:g>
          <draw:g>
            <draw:path draw:style-name="gr1" draw:text-style-name="P1" draw:layer="layout" svg:width="0.762cm" svg:height="0.762cm" svg:x="5.082cm" svg:y="17.292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5.082cm" svg:y="17.292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5.13cm" svg:y="17.296cm">
            <draw:text-box>
              <text:p text:style-name="P3"><text:span text:style-name="T2">8</text:span></text:p>
            </draw:text-box>
          </draw:frame>
        </draw:g>
        <draw:g>
          <draw:line draw:style-name="gr7" draw:text-style-name="P2" draw:layer="layout" svg:x1="5.9cm" svg:y1="20.7cm" svg:x2="8cm" svg:y2="20.7cm">
            <text:p/>
          </draw:line>
        </draw:g>
        <draw:frame draw:style-name="gr31" draw:text-style-name="P18" draw:layer="layout" svg:width="2.06cm" svg:height="0.451cm" svg:x="5.94cm" svg:y="20.317cm">
          <draw:text-box>
            <text:p text:style-name="P17"><text:span text:style-name="T3">TI</text:span><text:span text:style-name="T3">M</text:span><text:span text:style-name="T3">E</text:span><text:span text:style-name="T3">R_</text:span><text:span text:style-name="T3">ST</text:span><text:span text:style-name="T3">AT</text:span><text:span text:style-name="T3">E_</text:span><text:span text:style-name="T3">1</text:span></text:p>
          </draw:text-box>
        </draw:frame>
        <draw:g>
          <draw:polyline draw:style-name="gr7" draw:text-style-name="P2" draw:layer="layout" svg:width="1.657cm" svg:height="4.999cm" svg:x="3.642cm" svg:y="15.5cm" svg:viewBox="0 0 1658 5000" draw:points="1658,0 0,0 0,5000 1658,5000">
            <text:p/>
          </draw:polyline>
          <draw:frame draw:style-name="gr32" draw:text-style-name="P16" draw:layer="layout" svg:width="2.36cm" svg:height="1.065cm" svg:x="2.21cm" svg:y="16.613cm">
            <draw:text-box>
              <text:p text:style-name="P15"><text:span text:style-name="T3">N_</text:span><text:span text:style-name="T3">DA</text:span><text:span text:style-name="T3">TA</text:span><text:span text:style-name="T3">G</text:span><text:span text:style-name="T3">R</text:span><text:span text:style-name="T3">A</text:span><text:span text:style-name="T3">M.</text:span><text:span text:style-name="T3">IN</text:span><text:span text:style-name="T3">D(</text:span><text:span text:style-name="T3">5)</text:span></text:p>
              <text:p text:style-name="P15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  </draw:text-box>
          </draw:frame>
        </draw:g>
        <draw:g>
          <draw:g>
            <draw:path draw:style-name="gr1" draw:text-style-name="P1" draw:layer="layout" svg:width="0.762cm" svg:height="0.762cm" svg:x="2.2cm" svg:y="11.4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2.2cm" svg:y="11.43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48cm" svg:y="11.441cm">
            <draw:text-box>
              <text:p text:style-name="P3"><text:span text:style-name="T15">1</text:span><text:span text:style-name="T15">0</text:span></text:p>
            </draw:text-box>
          </draw:frame>
        </draw:g>
        <draw:g>
          <draw:line draw:style-name="gr7" draw:text-style-name="P2" draw:layer="layout" svg:x1="2.9cm" svg:y1="12cm" svg:x2="5cm" svg:y2="12cm">
            <text:p/>
          </draw:line>
        </draw:g>
        <draw:frame draw:style-name="gr31" draw:text-style-name="P18" draw:layer="layout" svg:width="2.06cm" svg:height="0.451cm" svg:x="2.94cm" svg:y="11.549cm">
          <draw:text-box>
            <text:p text:style-name="P17"><text:span text:style-name="T3">TI</text:span><text:span text:style-name="T3">M</text:span><text:span text:style-name="T3">E</text:span><text:span text:style-name="T3">R_</text:span><text:span text:style-name="T3">ST</text:span><text:span text:style-name="T3">AT</text:span><text:span text:style-name="T3">E_</text:span><text:span text:style-name="T3">1</text:span></text:p>
          </draw:text-box>
        </draw:frame>
        <draw:g>
          <draw:g>
            <draw:path draw:style-name="gr1" draw:text-style-name="P1" draw:layer="layout" svg:width="0.762cm" svg:height="0.762cm" svg:x="16.9cm" svg:y="11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62cm" svg:x="16.9cm" svg:y="11.7cm" svg:viewBox="0 0 763 763" svg:d="M0 382c0-67 18-133 51-191 34-58 82-106 140-139 58-34 124-52 190-52 67 0 133 18 191 52 58 33 106 81 140 139 33 58 51 124 51 191s-18 133-51 191c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6.948cm" svg:y="11.704cm">
            <draw:text-box>
              <text:p text:style-name="P3"><text:span text:style-name="T15">1</text:span><text:span text:style-name="T15">0</text:span></text:p>
            </draw:text-box>
          </draw:frame>
        </draw:g>
        <draw:g>
          <draw:g>
            <draw:path draw:style-name="gr1" draw:text-style-name="P1" draw:layer="layout" svg:width="0.762cm" svg:height="0.742cm" svg:x="14.937cm" svg:y="12.2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42cm" svg:x="14.937cm" svg:y="12.2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14.984cm" svg:y="12.204cm">
            <draw:text-box>
              <text:p text:style-name="P3"><text:span text:style-name="T2">1</text:span></text:p>
            </draw:text-box>
          </draw:frame>
        </draw:g>
        <draw:g>
          <draw:line draw:style-name="gr7" draw:text-style-name="P2" draw:layer="layout" svg:x1="5.102cm" svg:y1="4.161cm" svg:x2="3.002cm" svg:y2="4.161cm">
            <text:p/>
          </draw:line>
        </draw:g>
        <draw:g>
          <draw:line draw:style-name="gr7" draw:text-style-name="P2" draw:layer="layout" svg:x1="17.4cm" svg:y1="12.4cm" svg:x2="15.3cm" svg:y2="12.4cm">
            <text:p/>
          </draw:line>
        </draw:g>
        <draw:frame draw:style-name="gr31" draw:text-style-name="P2" draw:layer="layout" svg:width="2.06cm" svg:height="0.451cm" svg:x="15.1cm" svg:y="12.2cm">
          <draw:text-box>
            <text:p text:style-name="P12"><text:span text:style-name="T3">TI</text:span><text:span text:style-name="T3">M</text:span><text:span text:style-name="T3">E</text:span><text:span text:style-name="T3">R_</text:span><text:span text:style-name="T3">ST</text:span><text:span text:style-name="T3">AT</text:span><text:span text:style-name="T3">E_</text:span><text:span text:style-name="T3">1</text:span></text:p>
          </draw:text-box>
        </draw:frame>
        <draw:g>
          <draw:polyline draw:style-name="gr7" draw:text-style-name="P2" draw:layer="layout" svg:width="1.998cm" svg:height="0.348cm" svg:x="17.001cm" svg:y="12.085cm" svg:viewBox="0 0 1999 349" draw:points="0,349 1999,349 1999,0 601,0">
            <text:p/>
          </draw:polyline>
        </draw:g>
        <draw:frame draw:style-name="gr33" draw:text-style-name="P19" draw:layer="layout" svg:width="2.386cm" svg:height="1.048cm" svg:x="5.514cm" svg:y="20.9cm">
          <draw:text-box>
            <text:p text:style-name="P9"><text:span text:style-name="T6">N_</text:span><text:span text:style-name="T6">DA</text:span><text:span text:style-name="T6">TA</text:span><text:span text:style-name="T6">G</text:span><text:span text:style-name="T6">R</text:span><text:span text:style-name="T6">A</text:span><text:span text:style-name="T6">M</text:span><text:span text:style-name="T6">~.I</text:span><text:span text:style-name="T6">N</text:span><text:span text:style-name="T6">D</text:span><text:span text:style-name="T3">(</text:span><text:span text:style-name="T3">5)</text:span></text:p>
            <text:p text:style-name="P7"><text:span text:style-name="T5">TI</text:span><text:span text:style-name="T5">M</text:span><text:span text:style-name="T5">E</text:span><text:span text:style-name="T5">R_</text:span><text:span text:style-name="T5">ST</text:span><text:span text:style-name="T5">AT</text:span><text:span text:style-name="T5">E_</text:span><text:span text:style-name="T5">1</text:span></text:p>
            <text:p text:style-name="P7"><text:span text:style-name="T4">TI</text:span><text:span text:style-name="T4">M</text:span><text:span text:style-name="T4">E</text:span><text:span text:style-name="T4">R_</text:span><text:span text:style-name="T4">ST</text:span><text:span text:style-name="T4">AT</text:span><text:span text:style-name="T4">E_</text:span><text:span text:style-name="T4">1</text:span></text:p>
          </draw:text-box>
        </draw:frame>
        <draw:line draw:style-name="gr7" draw:text-style-name="P2" draw:layer="layout" svg:x1="2.6cm" svg:y1="9.31cm" svg:x2="2.6cm" svg:y2="11.398cm">
          <text:p/>
        </draw:line>
        <draw:line draw:style-name="gr7" draw:text-style-name="P2" draw:layer="layout" svg:x1="2.6cm" svg:y1="4.508cm" svg:x2="2.6cm" svg:y2="6.596cm">
          <text:p/>
        </draw:line>
        <draw:g>
          <draw:g>
            <draw:path draw:style-name="gr1" draw:text-style-name="P1" draw:layer="layout" svg:width="0.762cm" svg:height="0.742cm" svg:x="2.238cm" svg:y="6.599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  <draw:path draw:style-name="gr2" draw:text-style-name="P2" draw:layer="layout" svg:width="0.762cm" svg:height="0.742cm" svg:x="2.238cm" svg:y="6.599cm" svg:viewBox="0 0 763 743" svg:d="M0 362c3-60 20-119 51-171 33-59 81-107 139-140 59-34 124-51 191-51 68 0 133 17 192 51 58 33 106 81 139 140 31 52 48 111 51 171 0 67-18 133-51 191-34 58-82 106-140 139-58 34-124 51-191 51-66 0-132-17-190-51-58-33-106-81-140-139-33-58-51-124-51-191z">
              <text:p/>
            </draw:path>
          </draw:g>
          <draw:frame draw:style-name="gr6" draw:text-style-name="P5" draw:layer="layout" svg:width="0.667cm" svg:height="0.755cm" svg:x="2.285cm" svg:y="6.603cm">
            <draw:text-box>
              <text:p text:style-name="P3"><text:span text:style-name="T2">1</text:span></text:p>
            </draw:text-box>
          </draw:frame>
        </draw:g>
        <draw:frame draw:style-name="gr31" draw:text-style-name="P18" draw:layer="layout" svg:width="2.06cm" svg:height="0.451cm" svg:x="1.54cm" svg:y="5.1cm">
          <draw:text-box>
            <text:p text:style-name="P17"><text:span text:style-name="T6">TI</text:span><text:span text:style-name="T6">M</text:span><text:span text:style-name="T6">E</text:span><text:span text:style-name="T6">R_</text:span><text:span text:style-name="T6">ST</text:span><text:span text:style-name="T6">AT</text:span><text:span text:style-name="T6">E_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1100%" draw:dots2="1" draw:dots2-length="1100%" draw:distance="5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svg:stroke-linecap="square" draw:fill="solid" draw:fill-color="#729fcf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0T04:29:47.567095962</dc:date>
    <meta:creation-date>2020-10-19T13:31:53Z</meta:creation-date>
    <meta:generator>LibreOffice/6.4.7.2$Linux_X86_64 LibreOffice_project/40$Build-2</meta:generator>
    <meta:editing-duration>P2DT3H41M15S</meta:editing-duration>
    <meta:editing-cycles>61</meta:editing-cycles>
    <meta:document-statistic meta:object-count="248"/>
  </office:meta>
</office:document-meta>
</file>